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19" table:default-cell-style-name="ce1"/>
        <table:table-column table:style-name="co3" table:default-cell-style-name="Default"/>
        <table:table-row table:style-name="ro1">
          <table:table-cell office:value-type="float" office:value="1150" calcext:value-type="float">
            <text:p>1150</text:p>
          </table:table-cell>
          <table:table-cell table:formula="of:=6*6.46" office:value-type="float" office:value="38.76" calcext:value-type="float">
            <text:p>38.76</text:p>
          </table:table-cell>
          <table:table-cell table:formula="of:=1.48*6" office:value-type="float" office:value="8.88" calcext:value-type="float">
            <text:p>8.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(q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AB NUMBER</text:p>
          </table:table-cell>
          <table:table-cell office:value-type="string" calcext:value-type="string">
            <text:p>estimated e</text:p>
          </table:table-cell>
          <table:table-cell office:value-type="string" calcext:value-type="string">
            <text:p>zlength</text:p>
          </table:table-cell>
          <table:table-cell office:value-type="string" calcext:value-type="string">
            <text:p>NUMBER OF ATOMS</text:p>
          </table:table-cell>
          <table:table-cell office:value-type="string" calcext:value-type="string">
            <text:p>estimate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<text:s/>result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4*0.03*[.E4]*(9.356^2)*(SIN(3.14159235659/[.A4]))^2*([.A4]/[.C4])" office:value-type="float" office:value="3.58909523152304" calcext:value-type="float">
            <text:p>3.5890952315</text:p>
          </table:table-cell>
          <table:table-cell table:style-name="ce2" table:formula="of:=46.784*[.A4]/30" office:value-type="float" office:value="24.9514666666667" calcext:value-type="float">
            <text:p>24.9514666667</text:p>
          </table:table-cell>
          <table:table-cell table:style-name="ce2" table:formula="of:=144*[.A4]" office:value-type="float" office:value="2304" calcext:value-type="float">
            <text:p>2304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string" calcext:value-type="string">
            <text:p>finished</text:p>
          </table:table-cell>
          <table:table-cell table:style-name="ce2" office:value-type="float" office:value="15.82" calcext:value-type="float">
            <text:p>15.82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table:number-columns-repeated="1014"/>
          <table:table-cell table:style-name="ce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4*0.03*[.E5]*(9.356^2)*(SIN(3.14159235659/[.A5]))^2*([.A5]/[.C5])" office:value-type="float" office:value="3.58909523152304" calcext:value-type="float">
            <text:p>3.5890952315</text:p>
          </table:table-cell>
          <table:table-cell table:style-name="ce2" table:formula="of:=46.784*[.A5]/30" office:value-type="float" office:value="24.9514666666667" calcext:value-type="float">
            <text:p>24.9514666667</text:p>
          </table:table-cell>
          <table:table-cell table:style-name="ce2" table:formula="of:=144*[.A5]" office:value-type="float" office:value="2304" calcext:value-type="float">
            <text:p>2304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string" calcext:value-type="string">
            <text:p>finished</text:p>
          </table:table-cell>
          <table:table-cell table:style-name="ce2" office:value-type="float" office:value="15.82" calcext:value-type="float">
            <text:p>15.82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table:number-columns-repeated="1014"/>
          <table:table-cell table:style-name="ce4"/>
        </table:table-row>
        <table:table-row table:style-name="ro1">
          <table:table-cell table:style-name="ce2" table:number-columns-repeated="1023"/>
          <table:table-cell table:style-name="ce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table:formula="of:=4*25*[.E7]*(38.76)^2*(SIN(3.14159235659/[.A7]))^2/6.46" office:value-type="float" office:value="21809.9884380246" calcext:value-type="float">
            <text:p>21809.9884380246</text:p>
          </table:table-cell>
          <table:table-cell table:style-name="ce3" table:formula="of:=6.46*[.A7]" office:value-type="float" office:value="77.52" calcext:value-type="float">
            <text:p>77.52</text:p>
          </table:table-cell>
          <table:table-cell table:style-name="ce3" table:formula="of:=288*[.A7]" office:value-type="float" office:value="3456" calcext:value-type="float">
            <text:p>3456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1018"/>
          <table:table-cell table:style-name="ce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table:formula="of:=4*25*[.E8]*(38.76)^2*(SIN(3.14159235659/[.A8]))^2/6.46" office:value-type="float" office:value="12391.8008306184" calcext:value-type="float">
            <text:p>12391.8008306184</text:p>
          </table:table-cell>
          <table:table-cell table:style-name="ce3" table:formula="of:=6.46*[.A8]" office:value-type="float" office:value="103.36" calcext:value-type="float">
            <text:p>103.36</text:p>
          </table:table-cell>
          <table:table-cell table:style-name="ce3" table:formula="of:=288*[.A8]" office:value-type="float" office:value="4608" calcext:value-type="float">
            <text:p>4608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inished</text:p>
          </table:table-cell>
          <table:table-cell table:style-name="ce3" office:value-type="float" office:value="15.82" calcext:value-type="float">
            <text:p>15.82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1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table:formula="of:=4*25*[.E9]*(38.76)^2*(SIN(3.14159235659/[.A9]))^2/6.46" office:value-type="float" office:value="7967.60610520728" calcext:value-type="float">
            <text:p>7967.6061052073</text:p>
          </table:table-cell>
          <table:table-cell table:style-name="ce3" table:formula="of:=6.46*[.A9]" office:value-type="float" office:value="129.2" calcext:value-type="float">
            <text:p>129.2</text:p>
          </table:table-cell>
          <table:table-cell table:style-name="ce3" table:formula="of:=288*[.A9]" office:value-type="float" office:value="5760" calcext:value-type="float">
            <text:p>5760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table:number-columns-repeated="9"/>
          <table:table-cell table:number-columns-repeated="101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table:formula="of:=4*25*[.E11]*(38.76)^2*(SIN(3.14159235659/[.A11]))^2/6.46" office:value-type="float" office:value="4373.07273387593" calcext:value-type="float">
            <text:p>4373.0727338759</text:p>
          </table:table-cell>
          <table:table-cell table:style-name="ce3" table:formula="of:=6.46*[.A11]" office:value-type="float" office:value="180.88" calcext:value-type="float">
            <text:p>180.88</text:p>
          </table:table-cell>
          <table:table-cell table:style-name="ce3" table:formula="of:=288*[.A11]" office:value-type="float" office:value="8064" calcext:value-type="float">
            <text:p>8064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table:formula="of:=4*25*[.E12]*(38.76)^2*(SIN(3.14159235659/[.A12]))^2/6.46" office:value-type="float" office:value="3351.43076043069" calcext:value-type="float">
            <text:p>3351.4307604307</text:p>
          </table:table-cell>
          <table:table-cell table:style-name="ce3" table:formula="of:=6.46*[.A12]" office:value-type="float" office:value="206.72" calcext:value-type="float">
            <text:p>206.72</text:p>
          </table:table-cell>
          <table:table-cell table:style-name="ce3" table:formula="of:=288*[.A12]" office:value-type="float" office:value="9216" calcext:value-type="float">
            <text:p>9216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1018"/>
          <table:table-cell table:style-name="ce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table:formula="of:=4*25*[.E13]*(38.76)^2*(SIN(3.14159235659/[.A13]))^2/6.46" office:value-type="float" office:value="2649.83121986374" calcext:value-type="float">
            <text:p>2649.8312198638</text:p>
          </table:table-cell>
          <table:table-cell table:style-name="ce3" table:formula="of:=6.46*[.A13]" office:value-type="float" office:value="232.56" calcext:value-type="float">
            <text:p>232.56</text:p>
          </table:table-cell>
          <table:table-cell table:style-name="ce3" table:formula="of:=288*[.A13]" office:value-type="float" office:value="10368" calcext:value-type="float">
            <text:p>10368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table:formula="of:=4*25*[.E15]*(38.76)^2*(SIN(3.14159235659/[.A15]))^2/6.46" office:value-type="float" office:value="1019.19021799524" calcext:value-type="float">
            <text:p>1019.1902179952</text:p>
          </table:table-cell>
          <table:table-cell table:style-name="ce3" table:formula="of:=6.46*[.A15]" office:value-type="float" office:value="387.6" calcext:value-type="float">
            <text:p>387.6</text:p>
          </table:table-cell>
          <table:table-cell table:style-name="ce3" table:formula="of:=288*[.A15]" office:value-type="float" office:value="17280" calcext:value-type="float">
            <text:p>1728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table:formula="of:=4*25*[.E16]*(38.76)^2*(SIN(3.14159235659/[.A16]))^2/6.46" office:value-type="float" office:value="895.871802839358" calcext:value-type="float">
            <text:p>895.8718028394</text:p>
          </table:table-cell>
          <table:table-cell table:style-name="ce3" table:formula="of:=6.46*[.A16]" office:value-type="float" office:value="413.44" calcext:value-type="float">
            <text:p>413.44</text:p>
          </table:table-cell>
          <table:table-cell table:style-name="ce3" table:formula="of:=288*[.A16]" office:value-type="float" office:value="18432" calcext:value-type="float">
            <text:p>18432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table:formula="of:=4*25*[.E17]*(38.76)^2*(SIN(3.14159235659/[.A17]))^2/6.46" office:value-type="float" office:value="793.647818708467" calcext:value-type="float">
            <text:p>793.6478187085</text:p>
          </table:table-cell>
          <table:table-cell table:style-name="ce3" table:formula="of:=6.46*[.A17]" office:value-type="float" office:value="439.28" calcext:value-type="float">
            <text:p>439.28</text:p>
          </table:table-cell>
          <table:table-cell table:style-name="ce3" table:formula="of:=288*[.A17]" office:value-type="float" office:value="19584" calcext:value-type="float">
            <text:p>1958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3" table:formula="of:=4*25*[.E19]*(38.76)^2*(SIN(3.14159235659/[.A19]))^2/6.46" office:value-type="float" office:value="238.791228699945" calcext:value-type="float">
            <text:p>238.7912286999</text:p>
          </table:table-cell>
          <table:table-cell table:style-name="ce3" table:formula="of:=6.46*[.A19]" office:value-type="float" office:value="801.04" calcext:value-type="float">
            <text:p>801.04</text:p>
          </table:table-cell>
          <table:table-cell table:style-name="ce3" table:formula="of:=288*[.A19]" office:value-type="float" office:value="35712" calcext:value-type="float">
            <text:p>35712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table:formula="of:=4*25*[.E20]*(38.76)^2*(SIN(3.14159235659/[.A20]))^2/6.46" office:value-type="float" office:value="224.102921576119" calcext:value-type="float">
            <text:p>224.1029215761</text:p>
          </table:table-cell>
          <table:table-cell table:style-name="ce3" table:formula="of:=6.46*[.A20]" office:value-type="float" office:value="826.88" calcext:value-type="float">
            <text:p>826.88</text:p>
          </table:table-cell>
          <table:table-cell table:style-name="ce3" table:formula="of:=288*[.A20]" office:value-type="float" office:value="36864" calcext:value-type="float">
            <text:p>3686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3" table:formula="of:=4*25*[.E21]*(38.76)^2*(SIN(3.14159235659/[.A21]))^2/6.46" office:value-type="float" office:value="210.72923984342" calcext:value-type="float">
            <text:p>210.7292398434</text:p>
          </table:table-cell>
          <table:table-cell table:style-name="ce3" table:formula="of:=6.46*[.A21]" office:value-type="float" office:value="852.72" calcext:value-type="float">
            <text:p>852.72</text:p>
          </table:table-cell>
          <table:table-cell table:style-name="ce3" table:formula="of:=288*[.A21]" office:value-type="float" office:value="38016" calcext:value-type="float">
            <text:p>380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22:14:30.296282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22:37:14.247036421</meta:creation-date>
    <dc:date>2015-04-20T22:22:50.159262559</dc:date>
    <meta:editing-duration>P0D</meta:editing-duration>
    <meta:editing-cycles>4</meta:editing-cycles>
    <meta:generator>LibreOffice/4.2.7.2$Linux_X86_64 LibreOffice_project/420m0$Build-2</meta:generator>
    <meta:document-statistic meta:table-count="1" meta:cell-count="90" meta:object-count="0"/>
  </office:meta>
</office:document-meta>
</file>